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officeooo:paragraph-rsid="00292fbf" style:font-size-asian="12pt" style:font-size-complex="12pt"/>
    </style:style>
    <style:style style:name="P3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keep-together="always" fo:text-indent="0cm" style:auto-text-indent="false" fo:break-before="page" fo:keep-with-next="always"/>
      <style:text-properties officeooo:rsid="00190bb1" officeooo:paragraph-rsid="00248c53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fo:break-before="page"/>
      <style:text-properties style:font-name="Times New Roman" fo:font-size="14pt" fo:font-weight="bold" officeooo:rsid="003e733b" officeooo:paragraph-rsid="003e733b" style:font-size-asian="14pt" style:font-weight-asian="bold" style:font-size-complex="14pt" style:font-weight-complex="bold"/>
    </style:style>
    <style:style style:name="P6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e733b" officeooo:paragraph-rsid="003e733b" style:font-size-asian="10.5pt" style:font-size-complex="12pt"/>
    </style:style>
    <style:style style:name="P8" style:family="paragraph">
      <loext:graphic-properties draw:fill="none"/>
      <style:paragraph-properties fo:text-align="star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/>
      <style:paragraph-properties fo:margin-top="0cm" fo:margin-bottom="0cm" fo:line-height="100%" fo:text-align="center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/>
      <style:paragraph-properties fo:margin-top="0cm" fo:margin-bottom="0cm" fo:line-height="100%" fo:text-align="start"/>
    </style:style>
    <style:style style:name="P15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32598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style:font-name="Times New Roman1" fo:font-size="14pt" fo:language="en" fo:country="US" fo:font-weight="bold" officeooo:rsid="002a250b" style:font-name-asian="Times New Roman2" style:font-size-asian="14pt" style:font-weight-asian="bold" style:font-name-complex="Times New Roman2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5cm" fo:min-width="17.794cm" fo:padding-top="0.127cm" fo:padding-bottom="0.127cm" fo:padding-left="0.254cm" fo:padding-right="0.254cm" fo:wrap-option="wrap" style:run-through="foreground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605cm" fo:min-width="9.814cm" fo:padding-top="0.035cm" fo:padding-bottom="0.035cm" fo:padding-left="0.035cm" fo:padding-right="0.035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609cm" fo:min-width="1.279cm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Toc514758680"/><text:span text:style-name="T1">Д</text:span><text:bookmark-end text:name="_Toc514758680"/><text:span text:style-name="T1">АДАТАК </text:span><text:span text:style-name="T2">А</text:span></text:h>
      <text:p text:style-name="P1"><draw:g text:anchor-type="paragraph" draw:z-index="0" draw:name="Группа 212" draw:style-name="gr1"><draw:custom-shape draw:name="Rectangle 11" draw:style-name="gr2" draw:text-style-name="P8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8" svg:x1="-0.044cm" svg:y1="25.07cm" svg:x2="-0.042cm" svg:y2="26.538cm"><text:p/></draw:line><draw:line draw:name="Line 13" draw:style-name="gr3" draw:text-style-name="P8" svg:x1="-0.942cm" svg:y1="25.054cm" svg:x2="17.332cm" svg:y2="25.056cm"><text:p/></draw:line><draw:line draw:name="Line 14" draw:style-name="gr3" draw:text-style-name="P8" svg:x1="1.046cm" svg:y1="25.079cm" svg:x2="1.048cm" svg:y2="29.037cm"><text:p/></draw:line><draw:line draw:name="Line 15" draw:style-name="gr3" draw:text-style-name="P8" svg:x1="3.549cm" svg:y1="25.079cm" svg:x2="3.551cm" svg:y2="29.037cm"><text:p/></draw:line><draw:line draw:name="Line 16" draw:style-name="gr3" draw:text-style-name="P8" svg:x1="5.051cm" svg:y1="25.079cm" svg:x2="5.053cm" svg:y2="29.037cm"><text:p/></draw:line><draw:line draw:name="Line 17" draw:style-name="gr3" draw:text-style-name="P8" svg:x1="6.051cm" svg:y1="25.07cm" svg:x2="6.053cm" svg:y2="29.027cm"><text:p/></draw:line><draw:line draw:name="Line 18" draw:style-name="gr3" draw:text-style-name="P8" svg:x1="13.552cm" svg:y1="26.564cm" svg:x2="13.556cm" svg:y2="27.545cm"><text:p/></draw:line><draw:line draw:name="Line 19" draw:style-name="gr4" draw:text-style-name="P8" svg:x1="-0.942cm" svg:y1="28.051cm" svg:x2="6.033cm" svg:y2="28.055cm"><text:p/></draw:line><draw:line draw:name="Line 20" draw:style-name="gr4" draw:text-style-name="P8" svg:x1="-0.942cm" svg:y1="28.552cm" svg:x2="6.033cm" svg:y2="28.552cm"><text:p/></draw:line><draw:custom-shape draw:name="Rectangle 21" draw:style-name="gr5" draw:text-style-name="P10" svg:width="0.807cm" svg:height="0.436cm" svg:x="-0.902cm" svg:y="26.099cm"><text:p text:style-name="P9"><text:span text:style-name="T4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0" svg:width="1.006cm" svg:height="0.436cm" svg:x="0.01cm" svg:y="26.099cm"><text:p text:style-name="P9"><text:span text:style-name="T4">А</text:span><text:span text:style-name="T4">р</text:span><text:span text:style-name="T4">к</text:span><text:span text:style-name="T4">у</text:span><text:span text:style-name="T4">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0" svg:width="2.354cm" svg:height="0.436cm" svg:x="1.123cm" svg:y="26.099cm"><text:p text:style-name="P9"><text:span text:style-name="T4">№</text:span><text:span text:style-name="T4"> </text:span><text:span text:style-name="T4">д</text:span><text:span text:style-name="T4">а</text:span><text:span text:style-name="T4">к</text:span><text:span text:style-name="T4">у</text:span><text:span text:style-name="T4">м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0" svg:width="1.403cm" svg:height="0.436cm" svg:x="3.609cm" svg:y="26.099cm"><text:p text:style-name="P9"><text:span text:style-name="T4">П</text:span><text:span text:style-name="T4">о</text:span><text:span text:style-name="T4">д</text:span><text:span text:style-name="T4">п</text:span><text:span text:style-name="T4">і</text:span><text:span text:style-name="T4">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0" svg:width="0.914cm" svg:height="0.436cm" svg:x="5.092cm" svg:y="26.099cm"><text:p text:style-name="P9"><text:span text:style-name="T4">Д</text:span><text:span text:style-name="T4">а</text:span><text:span text:style-name="T4">т</text:span><text:span text:style-name="T4">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10" svg:width="1.348cm" svg:height="0.436cm" svg:x="13.628cm" svg:y="26.587cm"><text:p text:style-name="P9"><text:span text:style-name="T4">А</text:span><text:span text:style-name="T4">р</text:span><text:span text:style-name="T4">к</text:span><text:span text:style-name="T4">у</text:span><text:span text:style-name="T4">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10" svg:width="1.348cm" svg:height="0.438cm" svg:x="13.628cm" svg:y="27.104cm"><text:p text:style-name="P9"><text:span text:style-name="T4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11" svg:width="11.127cm" svg:height="0.675cm" svg:x="6.15cm" svg:y="25.488cm"><text:p text:style-name="P9"><text:span text:style-name="T5">Б</text:span><text:span text:style-name="T5">Д</text:span><text:span text:style-name="T5">А</text:span><text:span text:style-name="T5">С</text:span><text:span text:style-name="T5">.</text:span><text:span text:style-name="T5">4</text:span><text:span text:style-name="T5">5</text:span><text:span text:style-name="T5">0</text:span><text:span text:style-name="T5">1</text:span><text:span text:style-name="T5">0</text:span><text:span text:style-name="T5">2</text:span><text:span text:style-name="T5">.</text:span><text:span text:style-name="T5">0</text:span><text:span text:style-name="T5">0</text:span><text:span text:style-name="T5">2</text:span><text:span text:style-name="T5"> </text:span><text:span text:style-name="T5">І</text:span><text:span text:style-name="T5">Д</text:span></text:p><text:p text:style-name="P9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8" svg:x1="-0.94cm" svg:y1="26.552cm" svg:x2="17.334cm" svg:y2="26.554cm"><text:p/></draw:line><draw:line draw:name="Line 30" draw:style-name="gr3" draw:text-style-name="P8" svg:x1="-0.928cm" svg:y1="26.056cm" svg:x2="6.045cm" svg:y2="26.058cm"><text:p/></draw:line><draw:line draw:name="Line 31" draw:style-name="gr4" draw:text-style-name="P8" svg:x1="-0.942cm" svg:y1="25.555cm" svg:x2="6.033cm" svg:y2="25.557cm"><text:p/></draw:line><draw:line draw:name="Line 32" draw:style-name="gr4" draw:text-style-name="P8" svg:x1="-0.942cm" svg:y1="27.55cm" svg:x2="6.033cm" svg:y2="27.55cm"><text:p/></draw:line><draw:line draw:name="Line 33" draw:style-name="gr4" draw:text-style-name="P8" svg:x1="-0.942cm" svg:y1="27.049cm" svg:x2="6.033cm" svg:y2="27.051cm"><text:p/></draw:line><draw:g draw:name="Group 34" draw:style-name="gr13"><draw:custom-shape draw:name="Rectangle 35" draw:style-name="gr14" draw:text-style-name="P13" svg:width="3.523cm" svg:height="0.438cm" svg:x="-0.916cm" svg:y="26.601cm"><text:p text:style-name="P12"><text:span text:style-name="T4"><text:s/></text:span><text:span text:style-name="T4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14" svg:width="4.264cm" svg:height="0.438cm" svg:x="2.781cm" svg:y="26.601cm"><text:p text:style-name="P12"><text:span text:style-name="T7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13" svg:width="1.945cm" svg:height="0.436cm" svg:x="-0.916cm" svg:y="27.092cm"><text:p text:style-name="P12"><text:span text:style-name="T4"><text:s/></text:span><text:span text:style-name="T4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3" svg:width="2.354cm" svg:height="0.436cm" svg:x="1.123cm" svg:y="27.092cm"><text:p text:style-name="P12"><text:span text:style-name="T4">Р</text:span><text:span text:style-name="T4">у</text:span><text:span text:style-name="T4">д</text:span><text:span text:style-name="T4">и</text:span><text:span text:style-name="T4">н</text:span><text:span text:style-name="T4">с</text:span><text:span text:style-name="T4">к</text:span><text:span text:style-name="T4">а</text:span><text:span text:style-name="T4">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13" svg:width="1.945cm" svg:height="0.436cm" svg:x="-0.916cm" svg:y="27.594cm"><text:p text:style-name="P12"><text:span text:style-name="T4"><text:s/></text:span><text:span text:style-name="T4">Р</text:span><text:span text:style-name="T4">э</text:span><text:span text:style-name="T4">ц</text:span><text:span text:style-name="T4">э</text:span><text:span text:style-name="T4">н</text:span><text:span text:style-name="T4">з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8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13" svg:width="1.945cm" svg:height="0.438cm" svg:x="-0.916cm" svg:y="28.083cm"><text:p text:style-name="P12"><text:span text:style-name="T4"><text:s/></text:span><text:span text:style-name="T4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13" svg:width="2.354cm" svg:height="0.438cm" svg:x="1.123cm" svg:y="28.083cm"><text:p text:style-name="P12"><text:span text:style-name="T4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13" svg:width="1.945cm" svg:height="0.436cm" svg:x="-0.916cm" svg:y="28.572cm"><text:p text:style-name="P12"><text:span text:style-name="T4"><text:s/></text:span><text:span text:style-name="T4">Зацвя</text:span><text:span text:style-name="T4">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3" svg:width="2.354cm" svg:height="0.436cm" svg:x="1.123cm" svg:y="28.572cm"><text:p text:style-name="P12"><text:span text:style-name="T4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8" svg:x1="12.051cm" svg:y1="26.564cm" svg:x2="12.053cm" svg:y2="29.027cm"><text:p/></draw:line><draw:custom-shape draw:name="Rectangle 50" draw:style-name="gr20" draw:text-style-name="P15" svg:width="5.758cm" svg:height="2.276cm" svg:x="6.175cm" svg:y="26.667cm"><text:p text:style-name="P9"><text:span text:style-name="T8">Зыходны </text:span><text:span text:style-name="T8">код</text:span></text:p><text:p text:style-name="P9"><text:span text:style-name="T8">класа </text:span><text:span text:style-name="T8">Rou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8" svg:x1="12.064cm" svg:y1="27.053cm" svg:x2="17.342cm" svg:y2="27.055cm"><text:p/></draw:line><draw:line draw:name="Line 52" draw:style-name="gr3" draw:text-style-name="P8" svg:x1="12.063cm" svg:y1="27.55cm" svg:x2="17.343cm" svg:y2="27.554cm"><text:p/></draw:line><draw:line draw:name="Line 53" draw:style-name="gr3" draw:text-style-name="P8" svg:x1="15.053cm" svg:y1="26.564cm" svg:x2="15.057cm" svg:y2="27.545cm"><text:p/></draw:line><draw:custom-shape draw:name="Rectangle 54" draw:style-name="gr10" draw:text-style-name="P10" svg:width="1.348cm" svg:height="0.436cm" svg:x="12.132cm" svg:y="26.587cm"><text:p text:style-name="P9"><text:span text:style-name="T4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10" svg:width="2.128cm" svg:height="0.436cm" svg:x="15.136cm" svg:y="26.587cm"><text:p text:style-name="P9"><text:span text:style-name="T4">А</text:span><text:span text:style-name="T4">р</text:span><text:span text:style-name="T4">к</text:span><text:span text:style-name="T4">у</text:span><text:span text:style-name="T4">ш</text:span><text:span text:style-name="T4">а</text:span><text:span text:style-name="T4">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7" svg:width="2.128cm" svg:height="0.436cm" svg:x="15.148cm" svg:y="27.106cm"><text:p text:style-name="P16"><text:span text:style-name="T9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8" svg:x1="12.552cm" svg:y1="27.063cm" svg:x2="12.554cm" svg:y2="27.541cm"><text:p/></draw:line><draw:line draw:name="Line 58" draw:style-name="gr4" draw:text-style-name="P8" svg:x1="13.052cm" svg:y1="27.065cm" svg:x2="13.054cm" svg:y2="27.543cm"><text:p/></draw:line><draw:custom-shape draw:name="Rectangle 59" draw:style-name="gr22" draw:text-style-name="P11" svg:width="5.132cm" svg:height="0.622cm" svg:x="12.132cm" svg:y="27.951cm"><text:p text:style-name="P9"><text:span text:style-name="T10">Б</text:span><text:span text:style-name="T10">Д</text:span><text:span text:style-name="T10">А</text:span><text:span text:style-name="T10">С</text:span><text:span text:style-name="T10"> </text:span><text:span text:style-name="T10">С</text:span><text:span text:style-name="T10">П</text:span><text:span text:style-name="T10">-</text:span><text:span text:style-name="T10">7</text:span><text:span text:style-name="T10">4</text:span><text:span text:style-name="T10">1</text:span><text:span text:style-name="T10"> </text:span></text:p><text:p text:style-name="P9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13" svg:width="1.945cm" svg:height="0.436cm" svg:x="-0.916cm" svg:y="27.092cm"><text:p text:style-name="P12"><text:span text:style-name="T4"><text:s/></text:span><text:span text:style-name="T4">П</text:span><text:span text:style-name="T4">р</text:span><text:span text:style-name="T4">а</text:span><text:span text:style-name="T4">в</text:span><text:span text:style-name="T4">я</text:span><text:span text:style-name="T4">р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3" svg:width="2.354cm" svg:height="0.436cm" svg:x="1.123cm" svg:y="27.092cm"><text:p text:style-name="P12"><text:span text:style-name="T4">Р</text:span><text:span text:style-name="T4">у</text:span><text:span text:style-name="T4">д</text:span><text:span text:style-name="T4">и</text:span><text:span text:style-name="T4">н</text:span><text:span text:style-name="T4">с</text:span><text:span text:style-name="T4">к</text:span><text:span text:style-name="T4">а</text:span><text:span text:style-name="T4">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import paramiko</text:p>
      <text:p text:style-name="P1">import requests</text:p>
      <text:p text:style-name="P1">import json</text:p>
      <text:p text:style-name="P1"/>
      <text:p text:style-name="P1">from interface import Interface</text:p>
      <text:p text:style-name="P1"/>
      <text:p text:style-name="P1">requests.packages.urllib3.disable_warnings()</text:p>
      <text:p text:style-name="P1"/>
      <text:p text:style-name="P1">class Router:</text:p>
      <text:p text:style-name="P1"><text:s text:c="4"/>def __init__(self, host, username, password):</text:p>
      <text:p text:style-name="P1"><text:s text:c="8"/>self.host = host</text:p>
      <text:p text:style-name="P1"><text:s text:c="8"/>self.username = username</text:p>
      <text:p text:style-name="P1"><text:s text:c="8"/>self.password = password</text:p>
      <text:p text:style-name="P1"><text:s text:c="8"/>self.interfaces = self._set_interfaces()</text:p>
      <text:p text:style-name="P1"/>
      <text:p text:style-name="P1"><text:s text:c="4"/>def get_host(self):</text:p>
      <text:p text:style-name="P1"><text:s text:c="8"/>return self.host</text:p>
      <text:p text:style-name="P1"/>
      <text:p text:style-name="P1"><text:s text:c="4"/>def _set_interfaces(self):</text:p>
      <text:p text:style-name="P1"><text:s text:c="8"/>interface_names = self.get_interface_names()</text:p>
      <text:p text:style-name="P1"/>
      <text:p text:style-name="P1"><text:s text:c="8"/>interfaces = []</text:p>
      <text:p text:style-name="P1"><text:s text:c="8"/>for interface_name in interface_names:</text:p>
      <text:p text:style-name="P1"><text:s text:c="12"/>txload = self.get_interface_txload(interface_name)</text:p>
      <text:p text:style-name="P1"><text:s text:c="12"/>interfaces.append(Interface(interface_name, txload))</text:p>
      <text:p text:style-name="P1"/>
      <text:p text:style-name="P2"><text:s text:c="8"/>return interfaces</text:p>
      <text:h text:style-name="P4" text:outline-level="1"><draw:g text:anchor-type="paragraph" draw:z-index="1" draw:style-name="gr23"><draw:line draw:name="Line 18" draw:style-name="gr3" draw:text-style-name="P8" svg:x1="15.928cm" svg:y1="25.58cm" svg:x2="15.937cm" svg:y2="27.079cm"><text:p/></draw:line><draw:g draw:style-name="gr13"><draw:line draw:name="Line 17" draw:style-name="gr3" draw:text-style-name="P8" svg:x1="6.049cm" svg:y1="25.594cm" svg:x2="6.053cm" svg:y2="27.062cm"><text:p/></draw:line><draw:g draw:style-name="gr13"><draw:line draw:name="Line 16" draw:style-name="gr3" draw:text-style-name="P8" svg:x1="5.051cm" svg:y1="25.58cm" svg:x2="5.051cm" svg:y2="27.055cm"><text:p/></draw:line><draw:g draw:style-name="gr13"><draw:g draw:style-name="gr13"><draw:line draw:name="Line 12" draw:style-name="gr3" draw:text-style-name="P8" svg:x1="-0.044cm" svg:y1="25.594cm" svg:x2="-0.042cm" svg:y2="27.062cm"><text:p/></draw:line><draw:line draw:name="Line 13" draw:style-name="gr3" draw:text-style-name="P8" svg:x1="-0.942cm" svg:y1="25.583cm" svg:x2="17.33cm" svg:y2="25.585cm"><text:p/></draw:line><draw:line draw:name="Line 14" draw:style-name="gr3" draw:text-style-name="P8" svg:x1="1.046cm" svg:y1="25.608cm" svg:x2="1.048cm" svg:y2="27.063cm"><text:p/></draw:line><draw:line draw:name="Line 15" draw:style-name="gr3" draw:text-style-name="P8" svg:x1="3.549cm" svg:y1="25.608cm" svg:x2="3.549cm" svg:y2="27.083cm"><text:p/></draw:line><draw:g draw:style-name="gr13"><draw:g draw:style-name="gr13"><draw:custom-shape draw:name="Rectangle 21" draw:style-name="gr5" draw:text-style-name="P10" svg:width="0.807cm" svg:height="0.436cm" svg:x="-0.902cm" svg:y="26.574cm"><text:p text:style-name="P9"><text:span text:style-name="T4">З</text:span><text:span text:style-name="T4">м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0" svg:width="1.006cm" svg:height="0.436cm" svg:x="0.01cm" svg:y="26.601cm"><text:p text:style-name="P9"><text:span text:style-name="T4">А</text:span><text:span text:style-name="T4">р</text:span><text:span text:style-name="T4">к</text:span><text:span text:style-name="T4">у</text:span><text:span text:style-name="T4">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0" svg:width="2.354cm" svg:height="0.436cm" svg:x="1.123cm" svg:y="26.601cm"><text:p text:style-name="P9"><text:span text:style-name="T4">№</text:span><text:span text:style-name="T4"> </text:span><text:span text:style-name="T4">д</text:span><text:span text:style-name="T4">а</text:span><text:span text:style-name="T4">к</text:span><text:span text:style-name="T4">у</text:span><text:span text:style-name="T4">м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0" svg:width="1.403cm" svg:height="0.436cm" svg:x="3.609cm" svg:y="26.601cm"><text:p text:style-name="P9"><text:span text:style-name="T4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0" svg:width="0.914cm" svg:height="0.436cm" svg:x="5.092cm" svg:y="26.601cm"><text:p text:style-name="P9"><text:span text:style-name="T4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8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1" svg:width="9.884cm" svg:height="0.675cm" svg:x="6.053cm" svg:y="25.964cm"><text:p text:style-name="P9"><text:span text:style-name="T5">Б</text:span><text:span text:style-name="T5">Д</text:span><text:span text:style-name="T5">А</text:span><text:span text:style-name="T5">С</text:span><text:span text:style-name="T5">.</text:span><text:span text:style-name="T5">4</text:span><text:span text:style-name="T5">5</text:span><text:span text:style-name="T5">0</text:span><text:span text:style-name="T5">1</text:span><text:span text:style-name="T5">0</text:span><text:span text:style-name="T5">2</text:span><text:span text:style-name="T5">.</text:span><text:span text:style-name="T5">0</text:span><text:span text:style-name="T5">0</text:span><text:span text:style-name="T5">2</text:span><text:span text:style-name="T5"> </text:span><text:span text:style-name="T5">І</text:span><text:span text:style-name="T5">Д</text:span></text:p><text:p text:style-name="P9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8" svg:x1="-0.928cm" svg:y1="26.585cm" svg:x2="6.044cm" svg:y2="26.587cm"><text:p/></draw:line><draw:line draw:name="Line 31" draw:style-name="gr4" draw:text-style-name="P8" svg:x1="-0.942cm" svg:y1="26.079cm" svg:x2="6.032cm" svg:y2="26.081cm"><text:p/></draw:line></draw:g><draw:g draw:style-name="gr13"><draw:line draw:name="Line 51" draw:style-name="gr3" draw:text-style-name="P8" svg:x1="15.926cm" svg:y1="26.259cm" svg:x2="17.348cm" svg:y2="26.261cm"><text:p/></draw:line><draw:custom-shape draw:name="Rectangle 26" draw:style-name="gr26" draw:text-style-name="P10" svg:width="1.348cm" svg:height="0.678cm" svg:x="15.928cm" svg:y="25.68cm"><text:p text:style-name="P9"><text:span text:style-name="T4">А</text:span><text:span text:style-name="T4">р</text:span><text:span text:style-name="T4">к</text:span><text:span text:style-name="T4">у</text:span><text:span text:style-name="T4">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0" svg:width="1.348cm" svg:height="0.678cm" svg:x="15.928cm" svg:y="26.421cm"><text:p text:style-name="P9"><text:span text:style-name="T4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<text:bookmark-start text:name="_Toc5147586801"/><text:span text:style-name="T1">Д</text:span><text:bookmark-end text:name="_Toc5147586801"/><text:span text:style-name="T1">АДАТ</text:span><text:span text:style-name="T3">АК</text:span><text:span text:style-name="T1"> </text:span><text:span text:style-name="T2">А</text:span></text:h>
      <text:h text:style-name="P6" text:outline-level="1">def get_interfaces(self):</text:h>
      <text:h text:style-name="P6" text:outline-level="1"><text:s text:c="8"/>return self.interfaces</text:h>
      <text:h text:style-name="P6" text:outline-level="1"/>
      <text:h text:style-name="P6" text:outline-level="1"><text:s text:c="4"/>def get_interface_names(self):</text:h>
      <text:h text:style-name="P6" text:outline-level="1"><text:s text:c="8"/>url = 'https://{h}/restconf/data/ietf-interfaces:</text:h>
      <text:h text:style-name="P6" text:outline-level="1"><text:s text:c="15"/>interfaces/interface?fields=name'.format(h=self.host)</text:h>
      <text:h text:style-name="P6" text:outline-level="1"/>
      <text:h text:style-name="P6" text:outline-level="1"><text:s text:c="8"/>headers = {'Content-Type': 'application/yang-data+json',</text:h>
      <text:h text:style-name="P6" text:outline-level="1"><text:s text:c="19"/>'Accept': 'application/yang-data+json'}</text:h>
      <text:h text:style-name="P6" text:outline-level="1"/>
      <text:h text:style-name="P6" text:outline-level="1"><text:s text:c="8"/>response = requests.get(url=url,</text:h>
      <text:h text:style-name="P6" text:outline-level="1"><text:s text:c="32"/>auth=(self.username, self.password),</text:h>
      <text:h text:style-name="P6" text:outline-level="1"><text:s text:c="32"/>headers=headers,</text:h>
      <text:h text:style-name="P6" text:outline-level="1"><text:s text:c="32"/>verify=False).json()</text:h>
      <text:h text:style-name="P6" text:outline-level="1"><text:s text:c="4"/></text:h>
      <text:h text:style-name="P6" text:outline-level="1"><text:s text:c="8"/>return [ interface['name'] for interface in response['ietf-interfaces:interface'] ]</text:h>
      <text:h text:style-name="P6" text:outline-level="1"/>
      <text:h text:style-name="P6" text:outline-level="1"><text:s text:c="4"/>def get_interface_txload(self, interface_name):</text:h>
      <text:h text:style-name="P6" text:outline-level="1"><text:s text:c="8"/>ssh = paramiko.SSHClient()</text:h>
      <text:h text:style-name="P6" text:outline-level="1"><text:s text:c="8"/>ssh.set_missing_host_key_policy(paramiko.AutoAddPolicy())</text:h>
      <text:h text:style-name="P6" text:outline-level="1"><text:s text:c="8"/>ssh.connect(self.host, 22, self.username, self.password, look_for_keys=False)</text:h>
      <text:h text:style-name="P6" text:outline-level="1"/>
      <text:h text:style-name="P6" text:outline-level="1"><text:s text:c="8"/>stdin, stdout, stderr = ssh.exec_command(</text:h>
      <text:h text:style-name="P6" text:outline-level="1"><text:s text:c="12"/>'show interfaces {interface_name} | include load'.format(interface_name=interface_name))</text:h>
      <text:h text:style-name="P6" text:outline-level="1"><text:s text:c="8"/>output = stdout.readlines()</text:h>
      <text:h text:style-name="P6" text:outline-level="1"/>
      <text:h text:style-name="P6" text:outline-level="1"><text:s text:c="8"/>ssh.close()</text:h>
      <text:h text:style-name="P6" text:outline-level="1"/>
      <text:h text:style-name="P6" text:outline-level="1"><text:s text:c="8"/>return int('\r\n'.join(output).strip().split(', ')[1].split()[1].split('/')[0])</text:h>
      <text:h text:style-name="P5" text:outline-level="1"><draw:g text:anchor-type="paragraph" draw:z-index="2" draw:style-name="gr23"><draw:line draw:name="Line 18" draw:style-name="gr3" draw:text-style-name="P8" svg:x1="15.928cm" svg:y1="25.58cm" svg:x2="15.937cm" svg:y2="27.079cm"><text:p/></draw:line><draw:g draw:style-name="gr13"><draw:line draw:name="Line 17" draw:style-name="gr3" draw:text-style-name="P8" svg:x1="6.049cm" svg:y1="25.594cm" svg:x2="6.053cm" svg:y2="27.062cm"><text:p/></draw:line><draw:g draw:style-name="gr13"><draw:line draw:name="Line 16" draw:style-name="gr3" draw:text-style-name="P8" svg:x1="5.051cm" svg:y1="25.58cm" svg:x2="5.051cm" svg:y2="27.055cm"><text:p/></draw:line><draw:g draw:style-name="gr13"><draw:g draw:style-name="gr13"><draw:line draw:name="Line 12" draw:style-name="gr3" draw:text-style-name="P8" svg:x1="-0.044cm" svg:y1="25.594cm" svg:x2="-0.042cm" svg:y2="27.062cm"><text:p/></draw:line><draw:line draw:name="Line 13" draw:style-name="gr3" draw:text-style-name="P8" svg:x1="-0.942cm" svg:y1="25.583cm" svg:x2="17.33cm" svg:y2="25.585cm"><text:p/></draw:line><draw:line draw:name="Line 14" draw:style-name="gr3" draw:text-style-name="P8" svg:x1="1.046cm" svg:y1="25.608cm" svg:x2="1.048cm" svg:y2="27.063cm"><text:p/></draw:line><draw:line draw:name="Line 15" draw:style-name="gr3" draw:text-style-name="P8" svg:x1="3.549cm" svg:y1="25.608cm" svg:x2="3.549cm" svg:y2="27.083cm"><text:p/></draw:line><draw:g draw:style-name="gr13"><draw:g draw:style-name="gr13"><draw:custom-shape draw:name="Rectangle 21" draw:style-name="gr5" draw:text-style-name="P10" svg:width="0.807cm" svg:height="0.436cm" svg:x="-0.902cm" svg:y="26.574cm"><text:p text:style-name="P9"><text:span text:style-name="T4">З</text:span><text:span text:style-name="T4">м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0" svg:width="1.006cm" svg:height="0.436cm" svg:x="0.01cm" svg:y="26.601cm"><text:p text:style-name="P9"><text:span text:style-name="T4">А</text:span><text:span text:style-name="T4">р</text:span><text:span text:style-name="T4">к</text:span><text:span text:style-name="T4">у</text:span><text:span text:style-name="T4">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0" svg:width="2.354cm" svg:height="0.436cm" svg:x="1.123cm" svg:y="26.601cm"><text:p text:style-name="P9"><text:span text:style-name="T4">№</text:span><text:span text:style-name="T4"> </text:span><text:span text:style-name="T4">д</text:span><text:span text:style-name="T4">а</text:span><text:span text:style-name="T4">к</text:span><text:span text:style-name="T4">у</text:span><text:span text:style-name="T4">м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0" svg:width="1.403cm" svg:height="0.436cm" svg:x="3.609cm" svg:y="26.601cm"><text:p text:style-name="P9"><text:span text:style-name="T4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0" svg:width="0.914cm" svg:height="0.436cm" svg:x="5.092cm" svg:y="26.601cm"><text:p text:style-name="P9"><text:span text:style-name="T4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8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1" svg:width="9.884cm" svg:height="0.675cm" svg:x="6.053cm" svg:y="25.964cm"><text:p text:style-name="P9"><text:span text:style-name="T5">БДАС.</text:span><text:span text:style-name="T5">45010</text:span><text:span text:style-name="T5">2.002 </text:span><text:span text:style-name="T5">ІД</text:span></text:p><text:p text:style-name="P9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8" svg:x1="-0.928cm" svg:y1="26.585cm" svg:x2="6.044cm" svg:y2="26.587cm"><text:p/></draw:line><draw:line draw:name="Line 31" draw:style-name="gr4" draw:text-style-name="P8" svg:x1="-0.942cm" svg:y1="26.079cm" svg:x2="6.032cm" svg:y2="26.081cm"><text:p/></draw:line></draw:g><draw:g draw:style-name="gr13"><draw:line draw:name="Line 51" draw:style-name="gr3" draw:text-style-name="P8" svg:x1="15.926cm" svg:y1="26.259cm" svg:x2="17.348cm" svg:y2="26.261cm"><text:p/></draw:line><draw:custom-shape draw:name="Rectangle 26" draw:style-name="gr26" draw:text-style-name="P10" svg:width="1.348cm" svg:height="0.678cm" svg:x="15.928cm" svg:y="25.68cm"><text:p text:style-name="P9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0" svg:width="1.348cm" svg:height="0.678cm" svg:x="15.928cm" svg:y="26.421cm"><text:p text:style-name="P9"><text:span text:style-name="T4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А</text:h>
      <text:h text:style-name="P7" text:outline-level="1"><text:s text:c="4"/>def restart_eigrp(self):</text:h>
      <text:h text:style-name="P7" text:outline-level="1"><text:s text:c="8"/>self._disable_eigrp()</text:h>
      <text:h text:style-name="P7" text:outline-level="1"><text:s text:c="8"/>self._enable_eigrp()</text:h>
      <text:h text:style-name="P7" text:outline-level="1"/>
      <text:h text:style-name="P7" text:outline-level="1"><text:s text:c="4"/>def _enable_eigrp(self):</text:h>
      <text:h text:style-name="P7" text:outline-level="1"><text:s text:c="8"/>url = "https://{host}/restconf/data/Cisco-IOS-XE-native:</text:h>
      <text:h text:style-name="P7" text:outline-level="1"><text:s text:c="15"/>native/router/router-eigrp/eigrp/classic-mode=1?fields=shutdown"</text:h>
      <text:h text:style-name="P7" text:outline-level="1"><text:s text:c="12"/>.format(host=self.host)</text:h>
      <text:h text:style-name="P7" text:outline-level="1"/>
      <text:h text:style-name="P7" text:outline-level="1"><text:s text:c="8"/>headers = {'Content-Type': 'application/yang-data+json'}</text:h>
      <text:h text:style-name="P7" text:outline-level="1"/>
      <text:h text:style-name="P7" text:outline-level="1"><text:s text:c="8"/>patch_data = '''</text:h>
      <text:h text:style-name="P7" text:outline-level="1"><text:s text:c="12"/>{</text:h>
      <text:h text:style-name="P7" text:outline-level="1"><text:s text:c="16"/>"Cisco-IOS-XE-eigrp:classic-mode": {</text:h>
      <text:h text:style-name="P7" text:outline-level="1"><text:s text:c="20"/>"shutdown": false</text:h>
      <text:h text:style-name="P7" text:outline-level="1"><text:s text:c="16"/>}</text:h>
      <text:h text:style-name="P7" text:outline-level="1"><text:s text:c="12"/>}</text:h>
      <text:h text:style-name="P7" text:outline-level="1"><text:s text:c="8"/>'''</text:h>
      <text:h text:style-name="P7" text:outline-level="1"/>
      <text:h text:style-name="P7" text:outline-level="1"><text:s text:c="8"/>requests.patch(url=url,</text:h>
      <text:h text:style-name="P7" text:outline-level="1"><text:s text:c="23"/>data=patch_data,</text:h>
      <text:h text:style-name="P7" text:outline-level="1"><text:s text:c="23"/>auth=(self.username, self.password),</text:h>
      <text:h text:style-name="P7" text:outline-level="1"><text:s text:c="23"/>headers=headers,</text:h>
      <text:h text:style-name="P7" text:outline-level="1"><text:s text:c="23"/>verify=False)</text:h>
      <text:h text:style-name="P5" text:outline-level="1"><draw:g text:anchor-type="paragraph" draw:z-index="3" draw:style-name="gr23"><draw:line draw:name="Line 18" draw:style-name="gr3" draw:text-style-name="P8" svg:x1="15.928cm" svg:y1="25.58cm" svg:x2="15.937cm" svg:y2="27.079cm"><text:p/></draw:line><draw:g draw:style-name="gr13"><draw:line draw:name="Line 17" draw:style-name="gr3" draw:text-style-name="P8" svg:x1="6.049cm" svg:y1="25.594cm" svg:x2="6.053cm" svg:y2="27.062cm"><text:p/></draw:line><draw:g draw:style-name="gr13"><draw:line draw:name="Line 16" draw:style-name="gr3" draw:text-style-name="P8" svg:x1="5.051cm" svg:y1="25.58cm" svg:x2="5.051cm" svg:y2="27.055cm"><text:p/></draw:line><draw:g draw:style-name="gr13"><draw:g draw:style-name="gr13"><draw:line draw:name="Line 12" draw:style-name="gr3" draw:text-style-name="P8" svg:x1="-0.044cm" svg:y1="25.594cm" svg:x2="-0.042cm" svg:y2="27.062cm"><text:p/></draw:line><draw:line draw:name="Line 13" draw:style-name="gr3" draw:text-style-name="P8" svg:x1="-0.942cm" svg:y1="25.583cm" svg:x2="17.33cm" svg:y2="25.585cm"><text:p/></draw:line><draw:line draw:name="Line 14" draw:style-name="gr3" draw:text-style-name="P8" svg:x1="1.046cm" svg:y1="25.608cm" svg:x2="1.048cm" svg:y2="27.063cm"><text:p/></draw:line><draw:line draw:name="Line 15" draw:style-name="gr3" draw:text-style-name="P8" svg:x1="3.549cm" svg:y1="25.608cm" svg:x2="3.549cm" svg:y2="27.083cm"><text:p/></draw:line><draw:g draw:style-name="gr13"><draw:g draw:style-name="gr13"><draw:custom-shape draw:name="Rectangle 21" draw:style-name="gr5" draw:text-style-name="P10" svg:width="0.807cm" svg:height="0.436cm" svg:x="-0.902cm" svg:y="26.574cm"><text:p text:style-name="P9"><text:span text:style-name="T4">З</text:span><text:span text:style-name="T4">м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0" svg:width="1.006cm" svg:height="0.436cm" svg:x="0.01cm" svg:y="26.601cm"><text:p text:style-name="P9"><text:span text:style-name="T4">А</text:span><text:span text:style-name="T4">р</text:span><text:span text:style-name="T4">к</text:span><text:span text:style-name="T4">у</text:span><text:span text:style-name="T4">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0" svg:width="2.354cm" svg:height="0.436cm" svg:x="1.123cm" svg:y="26.601cm"><text:p text:style-name="P9"><text:span text:style-name="T4">№</text:span><text:span text:style-name="T4"> </text:span><text:span text:style-name="T4">д</text:span><text:span text:style-name="T4">а</text:span><text:span text:style-name="T4">к</text:span><text:span text:style-name="T4">у</text:span><text:span text:style-name="T4">м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0" svg:width="1.403cm" svg:height="0.436cm" svg:x="3.609cm" svg:y="26.601cm"><text:p text:style-name="P9"><text:span text:style-name="T4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0" svg:width="0.914cm" svg:height="0.436cm" svg:x="5.092cm" svg:y="26.601cm"><text:p text:style-name="P9"><text:span text:style-name="T4">Д</text:span><text:span text:style-name="T4">а</text:span><text:span text:style-name="T4">т</text:span><text:span text:style-name="T4">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8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1" svg:width="9.884cm" svg:height="0.675cm" svg:x="6.053cm" svg:y="25.964cm"><text:p text:style-name="P9"><text:span text:style-name="T5">БДАС.450102.002 ІД</text:span></text:p><text:p text:style-name="P9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8" svg:x1="-0.928cm" svg:y1="26.585cm" svg:x2="6.044cm" svg:y2="26.587cm"><text:p/></draw:line><draw:line draw:name="Line 31" draw:style-name="gr4" draw:text-style-name="P8" svg:x1="-0.942cm" svg:y1="26.079cm" svg:x2="6.032cm" svg:y2="26.081cm"><text:p/></draw:line></draw:g><draw:g draw:style-name="gr13"><draw:line draw:name="Line 51" draw:style-name="gr3" draw:text-style-name="P8" svg:x1="15.926cm" svg:y1="26.259cm" svg:x2="17.348cm" svg:y2="26.261cm"><text:p/></draw:line><draw:custom-shape draw:name="Rectangle 26" draw:style-name="gr26" draw:text-style-name="P10" svg:width="1.348cm" svg:height="0.678cm" svg:x="15.928cm" svg:y="25.68cm"><text:p text:style-name="P9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0" svg:width="1.348cm" svg:height="0.678cm" svg:x="15.928cm" svg:y="26.421cm"><text:p text:style-name="P9"><text:span text:style-name="T4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А</text:h>
      <text:h text:style-name="P7" text:outline-level="1"><text:s text:c="4"/>def _disable_eigrp(self):</text:h>
      <text:h text:style-name="P7" text:outline-level="1"><text:s text:c="8"/>url = "https://{host}/restconf/data/Cisco-IOS-XE-native:</text:h>
      <text:h text:style-name="P7" text:outline-level="1"><text:s text:c="15"/>native/router/router-eigrp/eigrp/classic-mode=1?fields=shutdown"</text:h>
      <text:h text:style-name="P7" text:outline-level="1"><text:s text:c="12"/>.format(host=self.host)</text:h>
      <text:h text:style-name="P7" text:outline-level="1"/>
      <text:h text:style-name="P7" text:outline-level="1"><text:s text:c="8"/>headers = {'Content-Type': 'application/yang-data+json'}</text:h>
      <text:h text:style-name="P7" text:outline-level="1"/>
      <text:h text:style-name="P7" text:outline-level="1"><text:s text:c="8"/>patch_data = '''</text:h>
      <text:h text:style-name="P7" text:outline-level="1"><text:s text:c="12"/>{</text:h>
      <text:h text:style-name="P7" text:outline-level="1"><text:s text:c="16"/>"Cisco-IOS-XE-eigrp:classic-mode": {</text:h>
      <text:h text:style-name="P7" text:outline-level="1"><text:s text:c="20"/>"shutdown": true</text:h>
      <text:h text:style-name="P7" text:outline-level="1"><text:s text:c="16"/>}</text:h>
      <text:h text:style-name="P7" text:outline-level="1"><text:s text:c="12"/>}</text:h>
      <text:h text:style-name="P7" text:outline-level="1"><text:s text:c="8"/>'''</text:h>
      <text:h text:style-name="P7" text:outline-level="1"/>
      <text:h text:style-name="P7" text:outline-level="1"><text:s text:c="8"/>requests.patch(url=url,</text:h>
      <text:h text:style-name="P7" text:outline-level="1"><text:s text:c="23"/>data=patch_data,</text:h>
      <text:h text:style-name="P7" text:outline-level="1"><text:s text:c="23"/>auth=(self.username, self.password),</text:h>
      <text:h text:style-name="P7" text:outline-level="1"><text:s text:c="23"/>headers=headers,</text:h>
      <text:h text:style-name="P7" text:outline-level="1"><text:s text:c="23"/>verify=False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0</meta:editing-cycles>
    <meta:creation-date>2020-05-29T13:01:00</meta:creation-date>
    <dc:date>2020-06-07T18:52:20.287475362</dc:date>
    <meta:editing-duration>PT1H40M33S</meta:editing-duration>
    <meta:generator>LibreOffice/6.1.5.2$Linux_X86_64 LibreOffice_project/10$Build-2</meta:generator>
    <meta:document-statistic meta:table-count="0" meta:image-count="0" meta:object-count="0" meta:page-count="4" meta:paragraph-count="83" meta:word-count="182" meta:character-count="3230" meta:non-whitespace-character-count="22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